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</office:font-face-decls>
  <office:automatic-styles>
    <style:style style:name="Таблица1" style:family="table">
      <style:table-properties style:width="18.927cm" fo:margin-left="0.076cm" fo:margin-top="0cm" fo:margin-bottom="0cm" table:align="left" style:writing-mode="lr-tb"/>
    </style:style>
    <style:style style:name="Таблица1.A" style:family="table-column">
      <style:table-column-properties style:column-width="10.522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3cm"/>
    </style:style>
    <style:style style:name="Таблица1.1" style:family="table-row">
      <style:table-row-properties style:min-row-height="0.706cm" fo:keep-together="auto"/>
    </style:style>
    <style:style style:name="Таблица1.A1" style:family="table-cell">
      <style:table-cell-properties fo:padding="0.097cm" fo:border="0.25pt solid #000000"/>
    </style:style>
    <style:style style:name="Таблица1.2" style:family="table-row">
      <style:table-row-properties style:min-row-height="1.423cm" fo:keep-together="auto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/>
    </style:style>
    <style:style style:name="Таблица1.3" style:family="table-row">
      <style:table-row-properties style:min-row-height="1.402cm" fo:keep-together="auto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style:min-row-height="1.903cm" fo:keep-together="auto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/>
    </style:style>
    <style:style style:name="Таблица1.7" style:family="table-row">
      <style:table-row-properties style:min-row-height="1.716cm" fo:keep-together="auto"/>
    </style:style>
    <style:style style:name="Таблица1.A7" style:family="table-cell">
      <style:table-cell-properties fo:padding="0.097cm" fo:border="0.5pt solid #000000"/>
    </style:style>
    <style:style style:name="Таблица1.8" style:family="table-row">
      <style:table-row-properties style:min-row-height="1.443cm" fo:keep-together="auto"/>
    </style:style>
    <style:style style:name="P1" style:family="paragraph" style:parent-style-name="Footnote">
      <style:paragraph-properties fo:orphans="0" fo:widows="0">
        <style:tab-stops>
          <style:tab-stop style:position="0.901cm"/>
        </style:tab-stops>
      </style:paragraph-properties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4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5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58%"/>
    </style:style>
    <style:style style:name="P6" style:family="paragraph" style:parent-style-name="Table_20_Contents">
      <style:paragraph-properties fo:orphans="0" fo:widows="0"/>
    </style:style>
    <style:style style:name="P7" style:family="paragraph" style:parent-style-name="Table_20_Contents">
      <style:paragraph-properties fo:text-align="center" style:justify-single-word="false" fo:orphans="0" fo:widows="0"/>
    </style:style>
    <style:style style:name="P8" style:family="paragraph" style:list-style-name="WWNum2"/>
    <style:style style:name="P9" style:family="paragraph" style:list-style-name="WWNum3"/>
    <style:style style:name="P10" style:family="paragraph" style:list-style-name="WWNum4"/>
    <style:style style:name="P11" style:family="paragraph" style:parent-style-name="Table_20_Contents" style:list-style-name="WWNum4"/>
    <style:style style:name="P12" style:family="paragraph" style:list-style-name="WWNum2"/>
    <style:style style:name="P13" style:family="paragraph" style:parent-style-name="Text_20_body_20__28_user_29_" style:list-style-name="WWNum1">
      <style:paragraph-properties fo:line-height="100%" fo:orphans="0" fo:widows="0"/>
    </style:style>
    <style:style style:name="P14" style:family="paragraph" style:parent-style-name="Text_20_body_20__28_user_29_" style:list-style-name="WWNum1">
      <style:paragraph-properties fo:line-height="100%" fo:orphans="0" fo:widows="0"/>
      <style:text-properties officeooo:rsid="000dc570" officeooo:paragraph-rsid="000dc570"/>
    </style:style>
    <style:style style:name="P15" style:family="paragraph" style:parent-style-name="Обычный_20__28_веб_29_">
      <style:paragraph-properties fo:margin-top="0cm" fo:margin-bottom="0cm" style:contextual-spacing="false" fo:orphans="0" fo:widows="0"/>
    </style:style>
    <style:style style:name="T1" style:family="text">
      <style:text-properties style:font-name="Times New Roman Cyr" style:font-name-complex="Times New Roman Cyr1"/>
    </style:style>
    <style:style style:name="T2" style:family="text">
      <style:text-properties style:font-name="Times New Roman Cyr" officeooo:rsid="000dc570" style:font-name-complex="Times New Roman Cyr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per 58%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style:font-name-asian="Times New Roman1" style:font-name-complex="Times New Roman1"/>
    </style:style>
    <style:style style:name="T8" style:family="text">
      <style:text-properties fo:language="ru" fo:country="RU" fo:font-style="italic" fo:font-weight="bold" style:font-style-asian="italic" style:font-weight-asian="bold" style:font-weight-complex="bold"/>
    </style:style>
    <style:style style:name="T9" style:family="text">
      <style:text-properties fo:language="ru" fo:country="RU" officeooo:rsid="000dc57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officeooo:rsid="000dc570"/>
    </style:style>
    <style:style style:name="T13" style:family="text">
      <style:text-properties fo:color="#000000" loext:opacity="100%" fo:language="en" fo:country="US"/>
    </style:style>
    <style:style style:name="T14" style:family="text">
      <style:text-properties officeooo:rsid="000dc570"/>
    </style:style>
    <style:style style:name="T15" style:family="text">
      <style:text-properties fo:font-variant="normal" fo:text-transform="none" fo:color="#111111" loext:opacity="100%" style:font-name="apple-system" fo:font-size="9.60000038146973pt" fo:letter-spacing="normal" fo:font-style="normal" fo:font-weight="normal"/>
    </style:style>
    <style:style style:name="T16" style:family="text">
      <style:text-properties fo:font-variant="normal" fo:text-transform="none" fo:color="#111111" loext:opacity="100%" style:font-name="apple-system" fo:font-size="9.60000038146973pt" fo:letter-spacing="normal" fo:language="ru" fo:country="RU" fo:font-style="normal" fo:font-weight="normal"/>
    </style:style>
    <style:style style:name="T17" style:family="text">
      <style:text-properties fo:font-variant="normal" fo:text-transform="none" fo:color="#111111" loext:opacity="100%" style:font-name="apple-system" fo:font-size="9.60000038146973pt" fo:letter-spacing="normal" fo:language="ru" fo:country="RU" fo:font-style="normal" fo:font-weight="normal" officeooo:rsid="000dc570"/>
    </style:style>
    <style:style style:name="T18" style:family="text">
      <style:text-properties fo:font-variant="normal" fo:text-transform="none" fo:color="#111111" loext:opacity="100%" fo:letter-spacing="normal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ниверситет ИТМО, факультет программной инженерии и компьютерной техники</text:p>
      <text:p text:style-name="P2">Двухнедельная отчётная работа по «Информатике»: аннотация к статье</text:p>
      <text:p text:style-name="P2"><text:span text:style-name="T1">Дата прошедшей лекции: </text:span><text:span text:style-name="T2">06</text:span><text:span text:style-name="T1">.1</text:span><text:span text:style-name="T2">2</text:span><text:span text:style-name="T1">.2022<text:tab/>Номер прошедшей лекции</text:span>: <text:span text:style-name="T14">8</text:span><text:span text:style-name="T1"><text:tab/>Дата сдачи: 2</text:span><text:span text:style-name="T2">0</text:span><text:span text:style-name="T1">.1</text:span><text:span text:style-name="T2">2</text:span><text:span text:style-name="T1">.2022</text:span></text:p>
      <text:p text:style-name="P2"/>
      <text:p text:style-name="P3">Выполнил(а) <text:span text:style-name="T3"><text:tab/>Конкин В. В.<text:tab/></text:span>, № группы <text:span text:style-name="T3"><text:tab/>Р3110<text:tab/></text:span>, оценка <text:span text:style-name="T3"><text:tab/></text:span></text:p>
      <text:p text:style-name="P4"><text:span text:style-name="T4"><text:tab/>Фамилия И.О. студента<text:tab/>не заполнять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6"><text:span text:style-name="T6">Название статьи/главы книги/видеолекции</text:span></text:p>
            <text:p text:style-name="Table_20_Contents">Простая интеграция MS Project и Redmine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5"><text:span text:style-name="T10">ФИО автора статьи (или </text:span><text:span text:style-name="T11">e</text:span><text:span text:style-name="T10">-</text:span><text:span text:style-name="T11">mail</text:span><text:span text:style-name="T10">)</text:span></text:p>
            <text:p text:style-name="P6">asiventsev</text:p>
          </table:table-cell>
          <table:table-cell table:style-name="Таблица1.A2" office:value-type="string">
            <text:p text:style-name="P7"><text:span text:style-name="T6">Дата публикации</text:span></text:p>
            <text:p text:style-name="P7"><text:span text:style-name="T6">(не старше 2019 года)</text:span></text:p>
            <text:p text:style-name="P6"><text:span text:style-name="T7"><text:s/></text:span><text:span text:style-name="T5">"2</text:span><text:span text:style-name="T12">2</text:span><text:span text:style-name="T5">"</text:span><text:span text:style-name="T5"> </text:span><text:span text:style-name="T12">м</text:span><text:span text:style-name="T9">ая</text:span><text:span text:style-name="T5"> </text:span><text:span text:style-name="T5">20</text:span><text:span text:style-name="T9">19</text:span><text:span text:style-name="T5"> г.</text:span></text:p>
          </table:table-cell>
          <table:table-cell table:style-name="Таблица1.C2" office:value-type="string">
            <text:p text:style-name="P7"><text:span text:style-name="T6">Размер статьи</text:span></text:p>
            <text:p text:style-name="P7"><text:span text:style-name="T6">(от 4</text:span><text:span text:style-name="T10">00</text:span><text:span text:style-name="T6"> слов)</text:span></text:p>
            <text:p text:style-name="P7">950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6"><text:span text:style-name="T6">Прямая полная ссылка на источник или сокращённая ссылка (</text:span><text:span text:style-name="T10">bit</text:span><text:span text:style-name="T6">.</text:span><text:span text:style-name="T10">ly</text:span><text:span text:style-name="T6">, </text:span><text:span text:style-name="T10">tr</text:span><text:span text:style-name="T6">.</text:span><text:span text:style-name="T10">im</text:span><text:span text:style-name="T6"> и т.п.)</text:span></text:p>
            <text:p text:style-name="P6"><text:span text:style-name="T5">https://habr.com/ru/post/452982/</text:span></text:p>
          </table:table-cell>
          <table:covered-table-cell/>
          <table:covered-table-cell/>
        </table:table-row>
        <table:table-row table:style-name="Таблица1.4">
          <table:table-cell table:style-name="Таблица1.A3" table:number-columns-spanned="3" office:value-type="string">
            <text:p text:style-name="P6"><text:span text:style-name="T6">Теги, ключевые слова или словосочетания</text:span></text:p>
            <text:list xml:id="list1703404971" text:style-name="WWNum1">
              <text:list-item>
                <text:p text:style-name="P14"><text:span text:style-name="T13">MS Project</text:span></text:p>
              </text:list-item>
              <text:list-item>
                <text:p text:style-name="P14"><text:span text:style-name="T13">Redmine</text:span></text:p>
              </text:list-item>
            </text:list>
          </table:table-cell>
          <table:covered-table-cell/>
          <table:covered-table-cell/>
        </table:table-row>
        <table:table-row table:style-name="Таблица1.5">
          <table:table-cell table:style-name="Таблица1.A3" table:number-columns-spanned="3" office:value-type="string">
            <text:p text:style-name="P6"><text:span text:style-name="T6">Перечень фактов, упомянутых в статье</text:span></text:p>
            <text:list xml:id="list550261577" text:style-name="WWNum2">
              <text:list-item>
                <text:p text:style-name="Table_20_Contents"><text:span text:style-name="T5"><text:s/>Н</text:span>ебольш<text:span text:style-name="T5">ая</text:span> утилит<text:span text:style-name="T5">а</text:span> под названием P2R, позволяющ<text:span text:style-name="T5">ая</text:span> без всякой инсталляции и с минимумом настроек обеспечить online синхронизацию проектов в MS Project и Redmine. </text:p>
              </text:list-item>
              <text:list-item>
                <text:p text:style-name="Text_20_body">Было бы удобно готовить проекты в MS Project, отсылать их на исполнение в Redmine, получать оттуда фактические сроки задач и оцененные/потраченные часы, сопоставлять их с заранее сохраненными baseline, внося корректировки, если надо. Есть плагины Rredmine для такой интеграции. Но они делают интеграцию через выгрузку-загрузку xml-файлов, а хочется без файлов и попроще. </text:p>
              </text:list-item>
              <text:list-item>
                <text:p text:style-name="Text_20_body">Предлагаемый скрипт P2R написан на ruby и работает с MS Project через OLE, а с Redfmine по API.</text:p>
              </text:list-item>
              <text:list-item>
                <text:p text:style-name="Text_20_body">Подготовка проекта MSP для публикации и синхронизации требует минимума действий.</text:p>
              </text:list-item>
              <text:list-item>
                <text:p text:style-name="Text_20_body">P2R хранит идентификаторы задач Redmine в атрибуте «Гиперссылка» (Hyperlink) задач MSP. 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P6"><text:span text:style-name="T6">Позитивные следствия и/или достоинства описанной в статье технологии (минимум три пункта)</text:span></text:p>
            <text:list xml:id="list4162197368" text:style-name="WWNum3">
              <text:list-item>
                <text:p text:style-name="Table_20_Contents">Каждый из них имеет свои достоинства, и эти достоинства могли бы друг друга прекрасно дополнить. </text:p>
              </text:list-item>
              <text:list-item>
                <text:p text:style-name="Table_20_Contents">После публикации P2R автоматически изменит это поле на реальный ID задачи и заодно сформирует правильный URL в атрибуте «АдресГиперссылки» (HyperlinkAddress), так что ссылка будет кликабельной. </text:p>
              </text:list-item>
              <text:list-item>
                <text:p text:style-name="Table_20_Contents">Рабочая директория, из которой запускается скрипт, значения не имеет. Можно сделать запуск скрипта по таймеру, и синхронизация станет вовсе автоматической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6"><text:span text:style-name="T6">Негативные следствия и/или недостатки описанной в статье технологии (минимум три пункта)</text:span></text:p>
            <text:list xml:id="list503044950" text:style-name="WWNum4">
              <text:list-item>
                <text:p text:style-name="P11">Есть небольшое ограничение с назначением ресурсов задаче: Поскольку в Redmine можно назначить задаче только одного исполнителя, скрипт будет ругаться и останавливаться, обнаружив в задаче MSP больше одного ресурса, помеченного для синхронизации.</text:p>
              </text:list-item>
              <text:list-item>
                <text:p text:style-name="P11">С трудозатратами тоже есть проблема: в MSP оценка трудозатрат, фактические трудозатраты и процент исполнения жестко связаны формулой, в то время как в Redmine задаются независимо. </text:p>
                <text:p text:style-name="P11"/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P6"><text:span text:style-name="T6">Ваши замечания, пожелания преподавателю </text:span><text:span text:style-name="T8">или</text:span><text:span text:style-name="T6"> анекдот о программистах</text:span><text:span text:style-name="T5"><text:note text:id="ftn1" text:note-class="footnote"><text:note-citation>1</text:note-citation><text:note-body><text:p text:style-name="P1"/></text:note-body></text:note>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24pt" fo:language="ru" fo:country="RU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language-complex="ar" style:country-complex="SA" style:font-weight-complex="bold" fo:hyphenate="tru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_20__28_веб_29_" style:display-name="Обычный (веб)" style:family="paragraph" style:parent-style-name="Standard">
      <style:paragraph-properties fo:margin-top="0.494cm" fo:margin-bottom="0.21cm" style:contextual-spacing="false" fo:orphans="2" fo:widows="2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Footnote" style:family="paragraph" style:parent-style-name="Standard" loext:linked-style-name="Текст_20_сноски_20_Знак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Liberation Serif" fo:font-family="'Liberation Serif'" style:font-family-generic="roman" style:font-pitch="variable" fo:font-size="10pt" fo:language="en" fo:country="US" style:letter-kerning="true" style:font-name-asian="Andale Sans UI" style:font-family-asian="'Andale Sans UI'" style:font-family-generic-asian="system" style:font-pitch-asian="variable" style:font-size-asian="10pt" style:language-asian="zh" style:country-asian="CN" style:font-name-complex="Tahoma" style:font-family-complex="Tahoma" style:font-family-generic-complex="system" style:font-pitch-complex="variable" style:font-size-complex="10pt" style:language-complex="en" style:country-complex="US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normal" style:font-weight-asian="normal" style:font-weight-complex="normal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2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79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Конкин Вадим Вадимович</meta:initial-creator>
    <meta:editing-cycles>4</meta:editing-cycles>
    <meta:creation-date>2022-12-18T14:50:00</meta:creation-date>
    <dc:date>2022-12-18T18:38:04.599000000</dc:date>
    <meta:editing-duration>PT26M36S</meta:editing-duration>
    <meta:generator>LibreOffice/7.3.4.2$Windows_X86_64 LibreOffice_project/728fec16bd5f605073805c3c9e7c4212a0120dc5</meta:generator>
    <meta:document-statistic meta:table-count="1" meta:image-count="0" meta:object-count="0" meta:page-count="1" meta:paragraph-count="34" meta:word-count="369" meta:character-count="2644" meta:non-whitespace-character-count="2308"/>
    <meta:user-defined meta:name="AppVersion">16.0000</meta:user-defined>
    <meta:template xlink:type="simple" xlink:actuate="onRequest" xlink:title="Normal.dotm" xlink:href=""/>
  </office:meta>
</office:document-meta>
</file>